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 PL ShanHeiSun Uni" svg:font-family="'AR PL ShanHeiSun Uni'"/>
    <style:font-face style:name="AR PL ZenKai Uni" svg:font-family="'AR PL ZenKai Uni'"/>
    <style:font-face style:name="Bitstream Vera Sans1" svg:font-family="'Bitstream Vera Sans'"/>
    <style:font-face style:name="Courier New" svg:font-family="'Courier New', Courier, Monospace"/>
    <style:font-face style:name="DejaVu Sans" svg:font-family="'DejaVu 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automatic-styles>
    <style:style style:name="Table1" style:family="table">
      <style:table-properties style:width="6.2319in" style:rel-width="90%" table:align="center"/>
    </style:style>
    <style:style style:name="Table1.A" style:family="table-column">
      <style:table-column-properties style:column-width="0.3493in" style:rel-column-width="3305*"/>
    </style:style>
    <style:style style:name="Table1.B" style:family="table-column">
      <style:table-column-properties style:column-width="5.5333in" style:rel-column-width="52365*"/>
    </style:style>
    <style:style style:name="Table1.C" style:family="table-column">
      <style:table-column-properties style:column-width="0.3493in" style:rel-column-width="3306*"/>
    </style:style>
    <style:style style:name="Table1.A1" style:family="table-cell">
      <style:table-cell-properties style:vertical-align="middle" fo:padding="0.0313in" fo:border="none"/>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style:font-name="Courier New"/>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fo:color="#990066"/>
    </style:style>
    <style:style style:name="P6" style:family="paragraph" style:parent-style-name="Heading_20_1">
      <style:text-properties fo:color="#000000" style:font-name-asian="AR PL ShanHeiSun Uni" style:font-size-asian="16pt" style:language-asian="zh" style:country-asian="CN" style:font-weight-asian="bold"/>
    </style:style>
    <style:style style:name="P7" style:family="paragraph" style:parent-style-name="Heading_20_3">
      <style:text-properties fo:color="#000000"/>
    </style:style>
    <style:style style:name="P8" style:family="paragraph" style:parent-style-name="Text_20_body">
      <style:paragraph-properties fo:margin-top="0.0799in" fo:margin-bottom="0.0799in"/>
      <style:text-properties fo:color="#000000" style:font-name-asian="DejaVu Sans" style:font-size-asian="10pt" style:language-asian="zh" style:country-asian="CN"/>
    </style:style>
    <style:style style:name="P9" style:family="paragraph" style:parent-style-name="Text_20_body">
      <style:paragraph-properties fo:margin-top="0.0799in" fo:margin-bottom="0.0799in"/>
      <style:text-properties fo:color="#000000"/>
    </style:style>
    <style:style style:name="P10" style:family="paragraph" style:parent-style-name="Text_20_body">
      <style:paragraph-properties fo:margin-top="0.0799in" fo:margin-bottom="0.0799in"/>
    </style:style>
    <style:style style:name="P11" style:family="paragraph" style:parent-style-name="Text_20_body">
      <style:paragraph-properties fo:margin-top="0.0799in" fo:margin-bottom="0.0799in"/>
      <style:text-properties fo:color="#000000" style:font-name-asian="AR PL ZenKai Uni" style:font-size-asian="10pt" style:language-asian="zh" style:country-asian="CN"/>
    </style:style>
    <style:style style:name="T1" style:family="text">
      <style:text-properties style:font-name="Courier New"/>
    </style:style>
    <style:style style:name="T2" style:family="text" style:parent-style-name="Strong_20_Emphasis">
      <style:text-properties style:font-name="Courier New"/>
    </style:style>
    <style:style style:name="T3" style:family="text">
      <style:text-properties fo:color="#990066"/>
    </style:style>
    <style:style style:name="T4" style:family="text">
      <style:text-properties style:text-underline-style="solid" style:text-underline-width="auto" style:text-underline-color="font-color"/>
    </style:style>
    <style:style style:name="T5" style:family="text">
      <style:text-properties fo:color="#0066ff"/>
    </style:style>
    <style:style style:name="T6" style:family="text">
      <style:text-properties fo:font-weight="bold"/>
    </style:style>
    <style:style style:name="T7" style:family="text">
      <style:text-properties style:font-weight-asian="bold"/>
    </style:style>
    <style:style style:name="T8" style:family="text">
      <style:text-properties fo:color="#990033"/>
    </style:style>
    <style:style style:name="T9" style:family="text" style:parent-style-name="ACRONYM">
      <style:text-properties fo:color="#990033"/>
    </style:style>
    <style:style style:name="T10" style:family="text">
      <style:text-properties fo:color="#990033"/>
    </style:style>
    <style:style style:name="T11" style:family="text">
      <style:text-properties style:font-name-asian="AR PL ShanHeiSun Uni" style:language-asian="zh" style:country-asian="CN"/>
    </style:style>
    <style:style style:name="T12" style:family="text">
      <style:text-properties style:font-name-asian="DejaVu Sans" style:font-size-asian="10pt" style:language-asian="zh" style:country-asian="CN"/>
    </style:style>
    <style:style style:name="T13" style:family="text">
      <style:text-properties style:font-name="DejaVu Sans" fo:font-size="10pt" fo:language="zh" fo:country="CN"/>
    </style:style>
    <style:style style:name="T14" style:family="text">
      <style:text-properties fo:color="#000000" style:font-name-asian="DejaVu Sans" style:font-size-asian="10pt" style:language-asian="zh" style:country-asian="CN"/>
    </style:style>
    <style:style style:name="T15" style:family="text">
      <style:text-properties fo:color="#000000" fo:font-size="10pt"/>
    </style:style>
    <style:style style:name="T16" style:family="text">
      <style:text-properties fo:color="#000000" style:font-name="DejaVu Sans" fo:font-size="10pt" fo:language="zh" fo:country="CN"/>
    </style:style>
    <style:style style:name="T17" style:family="text">
      <style:text-properties style:font-name-asian="AR PL ZenKai Uni" style:font-size-asian="10pt" style:language-asian="zh" style:country-asian="CN"/>
    </style:style>
    <style:style style:name="T18" style:family="text">
      <style:text-properties fo:color="#000000" style:font-name-asian="AR PL ZenKai Uni" style:font-size-asian="10pt" style:language-asian="zh" style:country-asian="CN"/>
    </style:style>
    <style:style style:name="T19" style:family="text">
      <style:text-properties fo:color="#000000" fo:font-size="10pt" fo:font-weight="bold"/>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技术的犬儒</text:h>
      <text:section text:style-name="Sect1" text:name="main">
        <text:p text:style-name="P2">放弃了曾经的浮华虚荣，选择了技术的路，是不是太傻？从十多岁就开始写程序，终于可以整天做着这件最令我愉快的事，而且还能用代码换来虽然不算高但也不算低的薪水，已经是我最快乐的了。生活着，快乐着，写着程序，足矣。</text:p>
        <text:p text:style-name="P2">2004年03月10日, 星期三 23:38 (78515)</text:p>
      </text:section>
      <text:section text:style-name="Sect1" text:name="Section1">
        <text:h text:style-name="P1" text:outline-level="1" text:is-list-header="true"><text:bookmark text:name="main"/>ELHou的故事</text:h>
        <text:p text:style-name="P2">ELHou.jsp，这个页面是干什么用的？</text:p>
        <text:p text:style-name="P2"> </text:p>
        <text:p text:style-name="P2">答案是：企业登录之后看到的主页面（Enterprise Login "Hou"）。这个混杂了英文缩写和拼音的命名方式已经成为了团队文化的一部分，每次提到这个页面总会引起会心的微笑。虽然命名方式是土了一点，但这个名 字能让我们想起那段并肩奋斗甘苦与共的日子，让我们感受到这个团队的凝聚力。我想这是个很值得保留的名字，下一个项目还可以继续用ELHou.jsp，也 许还可以加上ULHou、MLHou之类的页面。新同事进入我们这个团队时，第一课也许就应该听听这个“ELHou的故事”。</text:p>
        <text:p text:style-name="P2">2004年03月11日, 星期四 12:25 (78897)</text:p>
      </text:section>
      <text:section text:style-name="Sect1" text:name="Section2">
        <text:h text:style-name="P1" text:outline-level="1" text:is-list-header="true"><text:bookmark text:name="main1"/>生气了</text:h>
        <text:p text:style-name="P2">同事做什么会让你生气？如果他错误地理解了需求，你会生气吗？如果他技术不熟，你会生气吗？如果他写出一块难看的代码，你会生气吗？如果他没有做必要的错误检查，你会生气吗？</text:p>
        <text:p text:style-name="P2"> </text:p>
        <text:p text:style-name="P2">今天又生气了，因为同事一整天做了好些修改却没有运行过单元测试，我直到下班前运行所有单元测试才发现问题。程序员的职业生涯里跟同事生过两次气，上一次是因为同事修改代码之前没有先写测试，花了很多时间来调试。</text:p>
        <text:p text:style-name="P2"> </text:p>
        <text:p text:style-name="P2">测试驱动开发（TDD）不仅仅是一个漂亮的名词或者一种先进的方法，更是一种职业态度，对自己负责也对同事负责、对今天负责也对未来负责的态度。如果不是因为不熟悉TDD、而是因为态度问题而忽视了单元测试，我会真的非常生气。</text:p>
        <text:p text:style-name="P2">2004年03月11日, 星期四 19:08 (79247)</text:p>
      </text:section>
      <text:section text:style-name="Sect1" text:name="Section3">
        <text:h text:style-name="P1" text:outline-level="1" text:is-list-header="true"><text:bookmark text:name="main2"/>软件工匠的三项素质</text:h>
        <text:p text:style-name="P2">翻译Contributing to Eclipse的过程中，感觉Eric Gamma和Kent Beck不仅教给我们很多Eclipse相关的技术，还说出了优秀软件工匠必备的一些素质??照他们的说法，这些是Eclipse开发者们必须遵循的“法则”。譬如说：</text:p>
        <text:p text:style-name="P2"> </text:p>
        <text:p text:style-name="P2">“贡献法则”??你所做的一切都应该贡献给大家，并且为后来者留下继续贡献的机会（譬如让你的结构具有灵活性和可扩展性，譬如为你的 plugin声明一个extension point）。软件是一个很有趣的东西，在软件开发者这里，你的心态越开放，为别人贡献得越多，自己得到的就越多；越是想保守、想把知识锁在自己脑子里， 越会让自己故步自封，技术上不会有太多长进。也许这个规律不适用于极少数的异类（譬如Bill Gates先生），但对于你我这样的普通开发者，经验一次又一次地证实了这条规律。</text:p>
        <text:p text:style-name="P2"> </text:p>
        <text:p text:style-name="P2">“有样学样法则”??谁都记不住Eclipse（或者J2EE，或者其他任何庞大的技术）所有的细枝末节，你不行，我不行，Kent Beck和Eric Gamma也不行。优秀软件工匠的出色之处在于：他们知道应该到那里去找到一个类似的例子，然后有样学样地把那个结构搬过来解决自己的问题。优秀的代码出 自借鉴，天才的代码出自抄袭。</text:p>
        <text:p text:style-name="P2"> </text:p>
        <text:p text:style-name="P2">“黄瓜法则”??有个研究生马上要参加答辩，主题是“果实”，但他只来得及准备关于黄瓜的资料。答辩的老师问：“请介绍一下西红柿。”学生答： “西红柿是一种果实，跟黄瓜一样。你知道，黄瓜有着可以防病虫害的表皮，还有……”技术不断在发展，学习新技术自然很有必要，但另一方面，试着把所有问题 都变成你的“黄瓜”，也可以让我们轻松很多。</text:p>
        <text:p text:style-name="P2">2004年03月14日, 星期日 12:45 (82343)</text:p>
      </text:section>
      <text:section text:style-name="Sect1" text:name="Section4">
        <text:h text:style-name="P1" text:outline-level="1" text:is-list-header="true"><text:bookmark text:name="main3"/>关于“信心的工程”</text:h>
        <text:p text:style-name="P2">胖子o6z谈起“信心的工程”：</text:p>
        <text:p text:style-name="P2"><text:a xlink:type="simple" xlink:href="http://gigix.blogdriver.com/showBlog.do?bloggerID=18310&amp;diaryID=83271" office:target-frame-name="_blank" xlink:show="new">http://gigix.blogdriver.com/showBlog.do?bloggerID=18310&amp;diaryID=83271</text:a></text:p>
        <text:p text:style-name="P2"> </text:p>
        <text:p text:style-name="P2">Genarld Weinberg说，在面临变化的时候，人们总会拼命地想抱住一些东西不要变，为了这个目的他们愿意牺牲另一些东西。但正如麦克卢汉所说，媒介即是主宰， 最终那些竭力想要抱住不变的东西会发生天翻地覆的变化。譬如企业信息化，原本是因为企业看到信息化浪潮以后，想抱住自己的业务流程不变，因此宁可改变一下 工作方式（引入计算机）；但最终，信息化造成的最根本的变化恰恰是业务流程，工作方式具体用计算机或者用纸笔倒是无关紧要的了。</text:p>
        <text:p text:style-name="P2"> </text:p>
        <text:p text:style-name="P2">这是什么意思呢？意思是，面对变化时，每个人都会有与生俱来的抵触和反抗，这是牛顿第一运动定律决定了的。但是，在很多时候，这种抵触、反抗的 情绪往往正是最终促成根本性变化的动力。作为变化的促成者，我们应该考虑如何利用、疏导人们的抵触情绪，让他们对即将发生的“表面性”变化和想要抱住的那 些东西充满信心，让这股力量自然地推动变化，而不是试图用更强大的反向力量去抵消它——人的抵触情绪是非常强大的，从我们的客户那里不难明白这一点。</text:p>
        <text:p text:style-name="P2">2004年03月15日, 星期一 10:37 (83301)</text:p>
      </text:section>
      <text:section text:style-name="Sect1" text:name="Section5">
        <text:h text:style-name="P1" text:outline-level="1" text:is-list-header="true"><text:bookmark text:name="main4"/>笑话两则</text:h>
        <text:p text:style-name="P2"><text:span text:style-name="Strong_20_Emphasis">笑话之一</text:span></text:p>
        <text:p text:style-name="P2"> </text:p>
        <text:p text:style-name="P2">我们的portal产品拿去申请专利，要求提供部分源代码，A4纸打印<text:span text:style-name="Strong_20_Emphasis">不少于15页</text:span>。负责审查的老爷浏览15页源代码之后，曰：“你们的程序没写完嘛。”公司办事的小MM惊出冷汗，小心问曰：“如何看出没写完？”老爷答曰：“程序最后没有‘end’呀。”——感情还是位写过PASCAL的老爷。</text:p>
        <text:p text:style-name="P2"> </text:p>
        <text:p text:style-name="P2"><text:span text:style-name="Strong_20_Emphasis">笑话之二</text:span></text:p>
        <text:p text:style-name="P2"> </text:p>
        <text:p text:style-name="P2">我们的用户管理平台产品立项做技术评审，公司技术管理部一美女（据说是研究生）看完文档后驳回，要求说明<text:span text:style-name="Strong_20_Emphasis">该系统要求的最低硬件配置和能够运行的OS</text:span>（一个纯J2EE应用）。产品部经理告之曰：“只要支持JVM即可运行。”美女答曰：“至少写明操作系统名称和CPU型号，例如Windows 2000、Windows XP、P4 1G、P4 2G。”——感情还是位混过电脑城的美女。</text:p>
        <text:p text:style-name="P2"> </text:p>
        <text:p text:style-name="P2">无知是最正常的。在上帝面前，我们每个人都一样无知。最可笑的是无知而不自知，最可悲的是无知而自以为知，最可气的是把无知当有趣，最可恨的是无知的外行在专业人士面前自作聪明指手画脚。</text:p>
        <text:p text:style-name="P2">2004年03月16日, 星期二 16:34 (84973)</text:p>
      </text:section>
      <text:section text:style-name="Sect1" text:name="Section6">
        <text:h text:style-name="P1" text:outline-level="1" text:is-list-header="true"><text:bookmark text:name="main5"/>你叫我拿什么文档给你？</text:h>
        <text:p text:style-name="P2">做 了一个关于G-Roller框架的小培训，有一哥们老在说：“咋就没有文档呢？俺又不想知道IoC、AOP啥玩儿的，拿个文档告诉俺咋做不就结了么？”可 是有嘛好说的呢？G-Roller框架就干那么点破事，组织一下三层组件、装配一下拦截器、封装一下Hibernate，这要嘛文档呢？至于DAO该怎么 做、Business Service该怎么配、client该怎么获得组件，咱看看sample application和test case成不？</text:p>
        <text:p text:style-name="P2"> </text:p>
        <text:p text:style-name="P2">文档也是有边际效应的。对于复杂的事，几篇文档能给它说简单了；对于简单的事，非搞成文档那就变复杂了。自然语言原本就是那么不清晰的，咱们程 序员不就应该寻求形式化、无歧义的交流么？test case都写得那么齐全了，还非想要我出个文档，是得了文档狂热症还是咋的？就算我给你类图流程图依赖图画得清清楚楚，我能把细节全画上吗？细节上你该犯 晕还得犯晕。</text:p>
        <text:p text:style-name="P2"> </text:p>
        <text:p text:style-name="P2">你说叫我拿什么文档给你呢？test case就是我的文档。</text:p>
        <text:p text:style-name="P2">2004年03月25日, 星期四 19:39 (92081)</text:p>
      </text:section>
      <text:section text:style-name="Sect1" text:name="Section7">
        <text:h text:style-name="P1" text:outline-level="1" text:is-list-header="true"><text:bookmark text:name="main6"/>懒惰是一种美德</text:h>
        <text:p text:style-name="P2">刚才大致了解一下公司以前的Portal产品，惊讶地发现：用户管理没有可视化界面，增删改都要在数据库里手工操作；portlet也没有管理界面，注册一个portlet要手工修改5个表，再修改一个XML文件。</text:p>
        <text:p text:style-name="P2"> </text:p>
        <text:p text:style-name="P2">我不知道以前的同事们是怎么度过那漫漫长夜——我是说，调试和测试。我相信在调试时他们肯定会经常插入一个portlet，难道他们都不会觉得 烦吗？要是换了我，这样一件事做三次就会被烦死，然后我就会写一个工具类，一口气把几张表和XML文件要填的数据全都填上。假如他们真的这样做的，再做一 个web-based界面不也就是举手之劳吗？既然熟练的手工操作也可以插入这些数据不出错，写这样一个工具类又需要多少时间呢？20分钟？1小时？可 是，勤劳的天性蒙蔽了他们程序员的敏感。</text:p>
        <text:p text:style-name="P2"> </text:p>
        <text:p text:style-name="P2">懒惰是一种美德。程序员绝对不应该勤劳。可以交给机器去做的事，就不要自己动手做。</text:p>
        <text:p text:style-name="P2">2004年03月26日, 星期五 16:49 (93354)</text:p>
      </text:section>
      <text:section text:style-name="Sect1" text:name="Section8">
        <text:h text:style-name="P1" text:outline-level="1" text:is-list-header="true"><text:bookmark text:name="main7"/>Re-inventing Wheels</text:h>
        <text:p text:style-name="P2">小 陶说他们的项目主体用Java做，前面用.NET做一个rich client，后端自己用Java做一个侍服，监听socket通信，把处理结果传递到前端去显示。记得以前伟柱也干过差不多的事，出于这样或那样的原因 （譬如安全性，譬如效率）不肯用J2EE，非要自己动手做一个server。</text:p>
        <text:p text:style-name="P2"> </text:p>
        <text:p text:style-name="P2">J2EE提供给我们的第一件就是网络服务器，所以绝大多数“while (true)”的代码都应该交给application server去做，我们只要关心业务逻辑就好了。不光是web浏览，几乎所有形式的RPC都可以用一个web容器来实现。譬如小陶做的这东西，不过是一个 进销存，数据量不会特别大，用XML-RPC或者Hessian完全就可以搞定。想想看，如果是用Hessian，与网络传输相关的类总共只有两个：一个 Hessian Servlet，一个client端的stub。节约是多么显而易见的事。</text:p>
        <text:p text:style-name="P2"> </text:p>
        <text:p text:style-name="P2">重新发明轮子即使不是最愚蠢的事情，也是最愚蠢的事情之一，尤其是在有open source的解决方案可用时却闭目塞听。听说小陶他们的项目负责人是个用C做OS的高手，所以选了这么一条道。不过我敢打赌，他做出来的server也 不会比Tomcat更快或者更安全——哪怕只是在这个狭窄的应用范围内。</text:p>
        <text:p text:style-name="P2">2004年03月29日, 星期一 19:40 (97126)</text:p>
      </text:section>
      <text:section text:style-name="Sect1" text:name="Section9">
        <text:h text:style-name="P1" text:outline-level="1" text:is-list-header="true"><text:bookmark text:name="main8"/>完善自我</text:h>
        <text:p text:style-name="P2">每 个人都知道，在现代社会里，人不能是偏才。每个人都可以并且应该有专长，但是每个人仍然应该有其他的很多才能。拿软件开发者来说，你不仅必须掌握编程的技 术，还必须有设计的技术、分析的技术、测试的技术，还不光是技术，你还必须善于交流、善于协作、善于表达，才能成为一个优秀的开发者。</text:p>
        <text:p text:style-name="P2"> </text:p>
        <text:p text:style-name="P2">但是有时我们有一种想法：我在这个方向上好象就是不那么擅长（而且也不那么喜欢），没关系，我在另一个方向上多努力，这里少10分我就在那里多 10分补回来。比如说，我不善于表达自己掌握的东西，不喜欢做powerpoint，我的表达能力可能只有30分，比别人低10分；没关系，我在技术上多 努力，我技术达到90分，比别人高10分，总分还是打平了。</text:p>
        <text:p text:style-name="P2"> </text:p>
        <text:p text:style-name="P2">Weinberg告诉我们，你的综合评分并不是按加法算的，而是按乘法。也就是说，90分的技术能力和30分的表达能力，我的综合能力是270 分；而别人80分的技术能力和40分表达能力，综合能力是320分。关键还不在这里，关键是：如果我想提高自己，在技术上提高10分可以得到300分，而 在表达能力上提高10分就可以得到360分！</text:p>
        <text:p text:style-name="P2"> </text:p>
        <text:p text:style-name="P2">越是那些找尽借口不愿意去面对的弱点，在上面花下的努力会有越大的价值。</text:p>
        <text:p text:style-name="P2">2004年04月15日, 星期四 22:18 (118016)</text:p>
      </text:section>
      <text:section text:style-name="Sect1" text:name="Section10">
        <text:h text:style-name="P1" text:outline-level="1" text:is-list-header="true"><text:bookmark text:name="main9"/>“我的”程序？</text:h>
        <text:p text:style-name="P2">我们经常说这样的话：“<text:span text:style-name="Strong_20_Emphasis">我</text:span>这个模块是这样实现的”，“<text:span text:style-name="Strong_20_Emphasis">你的</text:span>程序可以这样调<text:span text:style-name="Strong_20_Emphasis">我的</text:span>接口”，“<text:span text:style-name="Strong_20_Emphasis">我的</text:span>框架会提供xxxx，<text:span text:style-name="Strong_20_Emphasis">你</text:span>还需要做yyyy”……可能是因为从小对语词有一种敏感，每次听到这样的话（不管是从别人还是自己口里说出来），都会觉得心里一震。</text:p>
        <text:p text:style-name="P2"> </text:p>
        <text:p text:style-name="P2">Java文件头顶上的签名代表什么？其实只代表这个类是我用Eclipse创建的，仅此而已。XP强调“所有人拥有所有代码”，一个类，它不是<text:span text:style-name="Strong_20_Emphasis">我的</text:span>，也不是<text:span text:style-name="Strong_20_Emphasis">你的</text:span>，它是我们大家的，是我们整个团队的，我们每个人都有义务保证它的质量，每个人都有权利为它感到骄傲。每当我不经意地说出“<text:span text:style-name="Strong_20_Emphasis">我的</text:span>程序”，我就感觉自己有一些潜台词，例如“<text:span text:style-name="Strong_20_Emphasis">我的</text:span>程序没有问题，肯定是<text:span text:style-name="Strong_20_Emphasis">你的</text:span>程序出了问题”。不管别人是否会像我一样敏感，这样的潜台词让我不舒服，让我觉得自己是在推卸责任，然后我就会悄悄地把这些所有格代词去掉。</text:p>
        <text:p text:style-name="P2"> </text:p>
        <text:p text:style-name="P2">Tom DeMarco在《最后期限》里面说，我们不是两个对立面——团队里的两个人，两支团队，开发团队和用户，我们都不是对立面，我们是同一个战壕里的，只有<text:span text:style-name="Strong_20_Emphasis">问题</text:span>是我们的对立面。我们要并肩作战去解决问题。如果跟公司里的另一支团队讨论问题时说“<text:span text:style-name="Strong_20_Emphasis">我们的</text:span>产品可以做xxxx，不能做yyyy，所以<text:span text:style-name="Strong_20_Emphasis">你们</text:span>需要做yyyy和zzzz”，他们很可能本能地（而非故意地）反应“为什么yyyy不由<text:span text:style-name="Strong_20_Emphasis">你们</text:span>来做，而要<text:span text:style-name="Strong_20_Emphasis">我们</text:span>来做”。实际上，我们大家的目标是一致的，所有的工作都必须被完成，我们必须找到最合适的方式、最合适的人去完成它，而不是一开始就出于自卫的本能试图推卸责任。</text:p>
        <text:p text:style-name="P2"> </text:p>
        <text:p text:style-name="P2">所以，我要更加注意，不要从我的语词中激发别人的自卫本能。这样说如何？“咱们这个项目需要做xxxx和yyyy，现在A产品已经提供了xxxx，咱们再来把yyyy做掉就OK。”A产品不会介意我把它推到“咱们”这个圈子之外，我相信它。</text:p>
        <text:p text:style-name="P2">2004年04月20日, 星期二 21:39 (123973)</text:p>
      </text:section>
      <text:section text:style-name="Sect1" text:name="Section11">
        <text:h text:style-name="P1" text:outline-level="1" text:is-list-header="true"><text:bookmark text:name="main10"/>程序员这工作</text:h>
        <text:p text:style-name="P2">来自CSDN：<text:a xlink:type="simple" xlink:href="http://www.csdn.net/develop/article/27/27670.shtm" office:target-frame-name="_blank" xlink:show="new">http://www.csdn.net/develop/article/27/27670.shtm</text:a></text:p>
        <text:p text:style-name="P2"> </text:p>
        <text:p text:style-name="P2">“程序员是一种缓慢启动型的职业。其实在职业的第一，二，三年，你是不可能为企业，为老板创造多的价值。反过来说就是在消耗企业的资源。现在的许多新人，往往对自己自身的价值有过高的估计，于是有了过高的要求。”<text:line-break/><text:line-break/>“对 比其它行业，IT业，软件业，其是是一个综合职业满意度高的行业，注意，很多人都以软件业人，挑灯夜学为据，以此认为为软件业人身陷苦大仇深中，其实这从 某一侧面来说是误导，当今学习型社会，如果你是一个真正的软件人员，这将是人生中的一段快乐时光：在你能学习时候，你得到了一个学习机会。”</text:p>
        <text:p text:style-name="P2"> </text:p>
        <text:p text:style-name="P2">刚毕业的程序员坐在办公室喝茶聊天写程序，经常加班；刚毕业的业务员风尘仆仆满世界跑低三下四装孙子，经常加班。称职的程序员每天晚上挑灯夜学 看书写程序，提升技术水平的同时提升薪资水平；称职的业务员每天晚上陪客户吃饭喝酒，培养客户关系的同时提升薪资水平。我看不出来程序员哪一点比做市场更 辛苦了。</text:p>
        <text:p text:style-name="P2"> </text:p>
        <text:p text:style-name="P2">不过有一点不同，无心工作的业务员上网泡MM，职场失意情场得意；无心工作的程序员上网发牢骚发帖子指点江山激昂文字，到最后技术爱情两手空，就说是程序员这个职业害了自己。</text:p>
        <text:p text:style-name="P2">2004年05月17日, 星期一 10:55 (158782)</text:p>
      </text:section>
      <text:section text:style-name="Sect1" text:name="Section12">
        <text:h text:style-name="P1" text:outline-level="1" text:is-list-header="true"><text:bookmark text:name="main11"/>写简历</text:h>
        <text:p text:style-name="P2">下午不经意看到来应聘秘书的小姑娘的简历，做得真漂亮。想起去年看见曾曾的简历，那叫一个精美雅致。我的简历做得真难看，而且每年才更新一次。今年的简历比去年的丰富多了，用词更自信。</text:p>
        <text:p text:style-name="P2"> </text:p>
        <text:p text:style-name="P2">从现在开始要每过三个月写一次简历，就像要坚持每天写blog一样。</text:p>
        <text:p text:style-name="P2">2004年06月1日, 星期二 20:55 (180898)</text:p>
      </text:section>
      <text:section text:style-name="Sect1" text:name="Section13">
        <text:h text:style-name="P1" text:outline-level="1" text:is-list-header="true"><text:bookmark text:name="main12"/>做事·做人</text:h>
        <text:p text:style-name="P2">胖子：师</text:p>
        <text:p text:style-name="P2"><text:a xlink:type="simple" xlink:href="http://www.blogdriver.com/showBlog.do?bloggerID=18310&amp;diaryID=180589" office:target-frame-name="_blank" xlink:show="new">http://www.blogdriver.com/showBlog.do?bloggerID=18310&amp;diaryID=180589</text:a></text:p>
        <text:p text:style-name="P2"> </text:p>
        <text:p text:style-name="P2">看了觉得挺不是滋味的，毕竟，不管在北京还是在杭州，我都是外地人；在重庆，某种意义上，我也是外地人。但是胖子说的是对的。上大学的时候，各 种事情应付得最好的，总是这几个来自大城市的（我也算一个吧）；小城市和农村来的同学，一开始基本上只知道念书，后来习惯了北京的氛围才变得……怎么说？ “懂事”了。当然，也有那么少数几位始终都没习惯。这几位现在好象都在读研，衷心祝福他们。</text:p>
        <text:p text:style-name="P2"> </text:p>
        <text:p text:style-name="P2">甭管做什么工作，说穿了，80%的事情都是同一回事：跟人打交道——保守点不说95%。不过，职业不同，打交道的方式也会不同。譬如以前跟西岸 公关（微软的公关代理）打交道的时候，总是很趾高气昂的样子。看到某些仍然在做出版或者做媒体的同志把一些人际关系的事情处理得那么难看，我总是觉得和胖 子特有同感。</text:p>
        <text:p text:style-name="P2">2004年06月2日, 星期三 09:10 (181400)</text:p>
      </text:section>
      <text:section text:style-name="Sect1" text:name="Section14">
        <text:h text:style-name="P1" text:outline-level="1" text:is-list-header="true"><text:bookmark text:name="main13"/>幼儿园教育</text:h>
        <text:p text:style-name="P2">刚才和Windy姐姐聊起胖子说的“教育的失位”。中国真正失位了的是大学教育吗？我想也许是幼儿园教育。</text:p>
        <text:p text:style-name="P2"> </text:p>
        <text:p text:style-name="P2">饭前要洗手，饭后要休息，做错事要说对不起，受了帮助要说谢谢，不可以说谎话，不可以说脏话，好东西要和别人分享，别人有事要帮忙……这些是我在幼儿园（还有在外婆家里）学到的，也是我这些年来唯一遵循的行为准则。</text:p>
        <text:p text:style-name="P2">2004年06月4日, 星期五 11:35 (184583)</text:p>
      </text:section>
      <text:section text:style-name="Sect1" text:name="Section15">
        <text:h text:style-name="P1" text:outline-level="1" text:is-list-header="true"><text:bookmark text:name="main14"/>对风车开战</text:h>
        <text:p text:style-name="P2">咖啡动力：一拥而上</text:p>
        <text:p text:style-name="P2"><text:a xlink:type="simple" xlink:href="http://www.blogdriver.com/showBlog.do?diaryID=191818" office:target-frame-name="_blank" xlink:show="new">http://www.blogdriver.com/showBlog.do?diaryID=191818</text:a></text:p>
        <text:p text:style-name="P2"> </text:p>
        <text:p text:style-name="P2">为什么国内企业老是一拥而上（不光是软件，彩电、手机、汽车……）？为什么杂技派老是风光无限？答案是，企业不靠自己做的产品赚钱，客户不靠自 己买的东西提升价值。企业赚钱靠的是政府的帮忙（科研资金或者政府采购），政府要的是政绩而不是提升工作效率??别的不用说，我就问你一个问题：杭州市工 商局做信息系统是为了提升工作效率吗？效率提升一倍就意味着一半的人下岗，政府会做这种事吗？不，政府做信息化仅仅是为了新闻发布会和一堆漂亮的文档。既 然最大的客户不在乎软件的价值，软件企业有可能着力于提升软件质量吗？软件行业有可能把注意力集中到谁做的软件更好吗？所以我对胖子说，你别想打败杂技 派。不管你下多大工夫，你的努力是在技术、在做软件，而杂技派的努力是在钻营，你怎么可能比他们钻营得更好？举个最简单的例子，我可能会每个月写一篇文章 给企业、政府的信息化负责人看（尽管我很讨厌写这种文章），但杂技派的日常工作就是向这些人灌输他们的理念，你说我施加的影响怎么可能起作用？</text:p>
        <text:p text:style-name="P2"> </text:p>
        <text:p text:style-name="P2">所以胖子是在对风车开战。除非所有客户都在乎软件本身的价值，除非所有客户都关注软件项目的投入产出比，否则风光的永远是杂技派。mochow 讲了一个故事：赵括之所以会死，因为他恰好赶上了打仗；如果不打仗，他肯定是头号军事专家。如果需要打，会打的人最厉害；如果压根不需要打，会吹的人最厉 害。就这么简单。</text:p>
        <text:p text:style-name="P2">2004年06月9日, 星期三 10:42 (192104)</text:p>
      </text:section>
      <text:section text:style-name="Sect1" text:name="Section16">
        <text:h text:style-name="P1" text:outline-level="1" text:is-list-header="true"><text:bookmark text:name="main15"/>偶像崇拜</text:h>
        <text:p text:style-name="P2">JavaEye关于“偶像崇拜”的讨论：</text:p>
        <text:p text:style-name="P2"><text:a xlink:type="simple" xlink:href="http://forum.javaeye.com/viewtopic.php?t=5520" office:target-frame-name="_blank" xlink:show="new">http://forum.javaeye.com/viewtopic.php?t=5520</text:a></text:p>
        <text:p text:style-name="P2"> </text:p>
        <text:p text:style-name="P2">其实庄表伟到最后也没完全明白我的意思。我是想说，一个称职的、有职业道德的偶像，除了拥有过人的实力之外，会懂得自己该说什么不该说什么—— 自己懂的，知无不言言无不尽，看到别人理解有错就会尽力指正；自己不懂的，保持礼貌的沉默，敢于经常承认“我不懂”。惟有这样的偶像，我想，才是值得我们 去崇拜的。实际上，很多的偶像级人物都有这样的自知之明，因为胡乱置喙很容易坏了自己的名声。比如Rickard Oberg（我的偶像），他几乎是从来不会去随便评论什么，每次评论都是言之凿凿。当然Oberg也经常会来点阴谋论之类的话，去年JavaOne没去参 加就有传闻说是CIA阻止，他对Open Source的态度也是非常极端，但我崇拜的是他的技术，又不是政治观点。</text:p>
        <text:p text:style-name="P2"> </text:p>
        <text:p text:style-name="P2">这方面我一直很敬重侯先生，因为他也总是坚守自己的阵地，不对自己不熟悉的东西胡乱置喙。他擅长的是语言，所以要谈Java、要谈C++ Builder X也是从语言的角度来谈。企业级应用、体系结构他不擅长，他就不会随便说这些话题，尽管这些是热门。一个偶像不一定要有绝顶的技术，不一定要流芳百世，只 要他敢于说“我不懂”，就可以放心崇拜。</text:p>
        <text:p text:style-name="P2"> </text:p>
        <text:p text:style-name="P2">偶像崇拜说到底是个人品问题——和做事不同。</text:p>
        <text:p text:style-name="P2">2004年06月9日, 星期三 22:50 (193204)</text:p>
      </text:section>
      <text:section text:style-name="Sect1" text:name="Section17">
        <text:h text:style-name="P1" text:outline-level="1" text:is-list-header="true"><text:bookmark text:name="main16"/>学会盲从</text:h>
        <text:p text:style-name="P2">昨 天又在CSDN上看到一个人说自己推翻了相对论。真正可笑的不是他物理学方面的无知，而是逻辑学的：他整个推理的大前提是“我认为”的一个东西。后面他又 列举了自己看过的一大堆科普书，好象是要表现自己确实有科学基础似的。作为科技工作者，我推荐的第一本科普作品是《费马大定理》。倒不是说能从中学到什么 数学知识（科普作品从来不提供真正有价值的知识），而是这本书教给它的读者最基本的常识——从事科技工作的常识，比如说，如何进行理论的逻辑推理。</text:p>
        <text:p text:style-name="P2"> </text:p>
        <text:p text:style-name="P2">太多的人，拥有足够的批判精神、挑战精神，却偏偏缺乏足够的基础和常识。安德鲁·怀尔斯尝试过凭自己的聪明才智，用初等数学的方法证明费马大定 理，但最终他还是用了7年时间研究椭圆曲线，并最终以证明谷山-志村猜想这样一种方式完成了大定理的证明。在当今这个科技高度发达的时代，我想我们最好不 要认为自己会是达·芬奇或者米开朗基罗。首先学会盲从权威，在我看来是唯一可行的方式。否则，除了原地打转之外，看起来批判精神不会带来更多的利益。</text:p>
        <text:p text:style-name="P2">2004年07月23日, 星期五 08:48 (252843)</text:p>
      </text:section>
      <text:section text:style-name="Sect1" text:name="Section18">
        <text:h text:style-name="P1" text:outline-level="1" text:is-list-header="true"><text:bookmark text:name="main17"/>为什么成员变量要加下划线</text:h>
        <text:p text:style-name="P2">如果要制订编码规范，我的第一条要求就是：成员变量必须以下划线开头。譬如说：</text:p>
        <text:p text:style-name="P2"> </text:p>
        <text:p text:style-name="P3">public class User {</text:p>
        <text:p text:style-name="P2">  <text:span text:style-name="T1">private String _name;</text:span></text:p>
        <text:p text:style-name="P2"> </text:p>
        <text:p text:style-name="P2">这不仅是为了方便实现setter。今天我写了这样一个方法：</text:p>
        <text:p text:style-name="P2"> </text:p>
        <text:p text:style-name="P2">  <text:span text:style-name="T1">public Property addProperty(String string, Date date) {</text:span></text:p>
        <text:p text:style-name="P2">    <text:span text:style-name="T1">Property prop = new Property();</text:span></text:p>
        <text:p text:style-name="P2"><text:span text:style-name="Strong_20_Emphasis">    </text:span><text:span text:style-name="T2">prop.setName(name);</text:span></text:p>
        <text:p text:style-name="P2">    <text:span text:style-name="T1">prop.setValue(date);</text:span></text:p>
        <text:p text:style-name="P2">  <text:span text:style-name="T1">}</text:span></text:p>
        <text:p text:style-name="P2"> </text:p>
        <text:p text:style-name="P2">啊，我写错字了。我想当然地认为，作为名字传进来的参数应该叫name。但这个方法框架是Eclipse帮我生成的，Eclipse把这个参数 名字叫做string。这是个小错误……如果不是恰好有一个名叫name的成员变量的话。当我在这里耗了10分钟，我真的有点愤怒了：如果这个成员变量的 名字叫做_name，编译器在3秒钟之内就会帮我找到这个小疏失。</text:p>
        <text:p text:style-name="P2">2004年08月26日, 星期四 17:34 (298869)</text:p>
      </text:section>
      <text:section text:style-name="Sect1" text:name="Section19">
        <text:h text:style-name="P1" text:outline-level="1" text:is-list-header="true"><text:bookmark text:name="main18"/>为什么VSS不好</text:h>
        <text:p text:style-name="P2">因 为VSS妨碍IDE做重构。如果一个重构涉及20个class，最起码你得点20个弹出对话框，闹不好还得先把这20个文件全部手工checkout，那 就根本谈不上什么自动重构了。难怪我看到的用VSS的team无一例外地代码质量低下，重复代码多，命名混乱，因为他们做重构太难了，我用5秒钟可以搞定 的事情他们得花上5分钟。这是工具妨碍工作的典型例子，即便是几个人分分模块，互相把代码拷来拷去，可能也比用VSS来得好。</text:p>
        <text:p text:style-name="P2">2004年09月8日, 星期三 11:21 (316092)</text:p>
      </text:section>
      <text:section text:style-name="Sect1" text:name="Section20">
        <text:h text:style-name="P1" text:outline-level="1" text:is-list-header="true"><text:bookmark text:name="main19"/>技术好不好</text:h>
        <text:p text:style-name="P2">有 人说，Gigix你技术真好。我说你讲错了，要么你在拍马屁，要么你是说瞎话。有人说，Gigix你技术不咋的。我说这才是实话。我的技术差着呢，必须得 有工具帮忙，必须得做单元测试，必须得经常重构，必须得有版本控制，这样我才能把每天要写的程序写出来。要是没了JUnit、Ant、CVS和 Eclipse的帮忙，要是不做测试先行、重构和持续集成，我简直就是寸步难行。过去有很多程序员不靠这些东西的，他们就靠自己的本事，拿个记事本就可以 写出很厉害的程序。现在也有这样的程序员。我是真心佩服他们。</text:p>
        <text:p text:style-name="P2"> </text:p>
        <text:p text:style-name="P2">比如上次给一家公司做咨询，他们的工作方式就很强：几个人一组，没有CVS也没有VSS，就靠代码拷来拷去。也没有什么持续集成，做上两个月再 整到一块。也没什么单元测试，遇到问题就一起来debug。就这样，他们最后把那个项目做出来了。我真心佩服他们，这么困难的境况都能获得胜利，他们是真 正的高手，没得说。</text:p>
        <text:p text:style-name="P2"> </text:p>
        <text:p text:style-name="P2">但我就不是高手。我不但技术差，记性也很差。所以我就脱不了这些工具的帮忙。所以我就得按着一些严格的步骤去做，比如测试先行，比如重构，比如 持续集成。而且我想，我身边的大多数人也不是高手，所以我们还是照着笨人的办法来工作比较好。技术很强的高手，我们要佩服，但我们自己的事情还得做下去不 是？再说我年纪也不很小了，看来也没机会成为高手，所以我也不敢很僭越地去谈论高手的工作方式，只能写些像我一样的低手可以参考的东西。要是您都已经能跟 用vi写UNIX的高手比肩了，我还是请您别看我的文字，省得污了您双眼。</text:p>
        <text:p text:style-name="P2">2004年09月9日, 星期四 09:03 (317374)</text:p>
      </text:section>
      <text:section text:style-name="Sect1" text:name="Section21">
        <text:h text:style-name="P1" text:outline-level="1" text:is-list-header="true"><text:bookmark text:name="main20"/>写程序直至成精</text:h>
        <text:p text:style-name="P2">老外讲“软件工匠”，“工匠”这俩字不大引得起共鸣。老外又讲“master”，还是不行，“master”是怎么回事，不太想得出来。拿中国话来说，就是，写程序直至成精。</text:p>
        <text:p text:style-name="P2"> </text:p>
        <text:p text:style-name="P2">Charles给我讲了这么一位程序员。加拿大人，HP员工，四十出头，每天西装革履一丝不苟，为人和蔼可亲，名片上印着“xxx工程师”，典 型没出息的老程序员。做起软件来，不得了，任何问题他都知道怎么解决，任何事情他都会做——汇编他会，Delphi他会，C#他会，JavaScript 他会，Flash他也会，SQL/Plus他也会，总之就遇不到什么解决不了的困难。他也不跟人争，但凡有了技术分歧，最后他的意见一定是对的。而且做事 极有规划，每天要做多少事、能做多少事，早上的第一个10分钟就已经定得清清楚楚，因为每件事情他都有“昨天的天气”。</text:p>
        <text:p text:style-name="P2"> </text:p>
        <text:p text:style-name="P2">说实话，Oberg这种天才我虽然崇拜但不佩服，人就长成这样了，想学也学不来。这位老程序员，才真正让我佩服得五体投地（再加上点赧颜）。没 有十年二十年写程序的经验，任凭你怎么天资过人，终归是纸上谈兵的多，终归不如这位老人家好用。像这种成精的程序员，我亲眼见过的也就potian比较近 似，其他人（包括我自己）或许够聪明，但经验实在差得太远。</text:p>
        <text:p text:style-name="P2"> </text:p>
        <text:p text:style-name="P2">上次和一个朋友说了这事，他颇有点不以为然，说这种老程序员已经没有灵感了。不过我想，我原本就不是一个有灵感的人，这条苦练成精的路，似乎倒是满适合我走的。说实话，回顾过去10年，中国程序员又做了多少需要灵感的事情？</text:p>
        <text:p text:style-name="P2">2004年12月18日, 星期六 18:33 (460797)</text:p>
      </text:section>
      <text:section text:style-name="Sect1" text:name="Section22">
        <text:h text:style-name="P1" text:outline-level="1" text:is-list-header="true"><text:bookmark text:name="main21"/>技术 vs. 业务，huh？</text:h>
        <text:p text:style-name="P2">银狐的抱怨：<text:a xlink:type="simple" xlink:href="http://blog.csdn.net//james999/archive/2005/04/26/364362.aspx">沉重的翅膀</text:a><text:line-break/><text:line-break/><text:span text:style-name="T3">“在项目开发过程中，所谓的技术架构，所谓的优良的设计，所谓的重构等等这些技术上值得炫耀的部分，在任何业务专家面前都显得是那么苍白：时间不等人，业务是这样的，最快的实现是最主要的。”</text:span><text:line-break/><text:line-break/>事 实当然如此，一贯如此。然则良好的架构和重构可以提升开发效率，这是早已被实践证明的。如果重构不能带来立杆见影的好处，为什么还要推崇它呢？重构的习 惯、单元测试的习惯经常可以把做一件事的时间从10分钟缩短到2分钟，这难道不是大家都看在眼里的吗？我真的有点看不懂，这是我认识的那个银狐吗？他怎么 会发出这种抱怨？<text:line-break/><text:line-break/><text:span text:style-name="T3">“记得前两三年，好像风行过好一阵子的Design Pattern，那时候不管是刚学技术的，还是搞过几年的，都在大谈特谈DP，如今呢？就像一整青烟。”</text:span><text:line-break/><text:line-break/>这 话说得实在太外行。回想去年在杭州时我们的team，可有哪个人是不懂设计模式的？不懂设计模式还怎么写程序呢？别人的设计思路根本都无法跟他讲得清楚 亚。银狐自己也该是team leader了吧，为何不问问自己，你可会用一个不懂设计模式的家伙在你手底下干活？如今我们不再讨论设计模式，不是因为它没用，而是因为它已经变成了常 识，每天都要用，不懂就不行，根本不用再去刻意讨论它什么。<text:line-break/><text:line-break/>技术的目标就是为实现业务提供支撑，让我们可以更快更好地实现业务??违背这个目标的技术根本就不会被我们提起，更不要说广为流传。重视业务的同时，也别对技术太悲观，我们已经享受到很多技术带来的好处了，可能身在此山中吧。</text:p>
        <text:p text:style-name="P2">2005年04月27日, 星期三 10:29 (653657)</text:p>
      </text:section>
      <text:section text:style-name="Sect1" text:name="Section23">
        <text:h text:style-name="P1" text:outline-level="1" text:is-list-header="true"><text:bookmark text:name="main22"/>差距咋就这么大咧？</text:h>
        <text:p text:style-name="Text_20_body">keso：<text:a xlink:type="simple" xlink:href="http://blog.donews.com/keso/archive/2005/07/08/458165.aspx">和Google小子聊天</text:a></text:p>
        <text:p text:style-name="Text_20_body"><text:span text:style-name="T4">他这样描述Google：在那里，工程师享受最高的待遇。他一边说，一边把两手高高地举过头顶，以表示高的程度。工程师在Google，有最好的办公室，最好的薪水，就连著名的“</text:span><text:a xlink:type="simple" xlink:href="http://finance.sina.com.cn/roll/20050509/140448594.shtml"><text:span text:style-name="T5">20%的时间</text:span></text:a><text:span text:style-name="T4">”原则，也只是对工程师有效。所以，产品经理、销售人员，在Google永远是处在被别人俯视的位置上，因为在Google看来，工程师的出色工作，可以让销售人员变得没价值。</text:span></text:p>
        <text:p text:style-name="Text_20_body">为啥国内的大多数软件公司，牛X的总是产品经理，拿钱多的总是销售人员咧？为啥总是程序员想转行去干销售咧？这差距咋就这么大咧？</text:p>
        <text:p text:style-name="Text_20_body">原因，我觉得，很简单：东西做得越烂，卖出去的难度就越大。所以，实在怨不得别人。</text:p>
        <text:p text:style-name="Text_20_body">所以，有那么一帮整天叫着“程序员是青春饭”、叫着要转行的程序员，我认为，确实是趁早转了的好，对所有人都好。不过出于善良，我不禁担心：连写程序都写不好，莫非转做销售、做管理就能做好了？后者的难度貌似要大得多亚。</text:p>
        <text:p text:style-name="P2">2005年07月11日, 星期一 10:46 (805519)</text:p>
      </text:section>
      <text:section text:style-name="Sect1" text:name="Section24">
        <text:h text:style-name="P1" text:outline-level="1" text:is-list-header="true"><text:bookmark text:name="main23"/>谁受益，谁负责</text:h>
        <text:p text:style-name="Text_20_body">JavaEye：<text:a xlink:type="simple" xlink:href="http://forum.javaeye.com/viewtopic.php?t=15000&amp;start=15&amp;postdays=0&amp;postorder=asc&amp;highlight=">软件产品发布后出现重大质量问题，谁来负主要责任？</text:a></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Contents"><text:span text:style-name="T6">gigix </text:span><text:span text:style-name="T7">写道</text:span><text:span text:style-name="T6">:</text:span></text:p>
            </table:table-cell>
            <table:covered-table-cell/>
            <table:covered-table-cell/>
          </table:table-row>
          <table:table-row>
            <table:table-cell office:value-type="string">
              <text:p text:style-name="P4"/>
            </table:table-cell>
            <table:table-cell>
              <table:table table:is-sub-table="true">
                <table:table-column table:style-name="Table1.B"/>
                <table:table-row>
                  <table:table-cell table:style-name="Table1.A1" office:value-type="string">
                    <text:p text:style-name="Table_20_Contents"><text:span text:style-name="T6">hongsoft </text:span><text:span text:style-name="T7">写道</text:span><text:span text:style-name="T6">:</text:span></text:p>
                  </table:table-cell>
                </table:table-row>
                <table:table-row>
                  <table:table-cell table:style-name="Table1.A1" office:value-type="string">
                    <text:p text:style-name="Table_20_Contents">当然是参与人员都有责任。 <text:line-break/><text:line-break/>但在中国，这个责任给谁担，基本看高层的意思了。可能是公司担，可能是个人，可能是几个人。</text:p>
                  </table:table-cell>
                </table:table-row>
              </table:table>
            </table:table-cell>
            <table:table-cell office:value-type="string">
              <text:p text:style-name="P4"/>
            </table:table-cell>
          </table:table-row>
          <table:table-row>
            <table:table-cell table:style-name="Table1.A1" table:number-columns-spanned="3" office:value-type="string">
              <text:p text:style-name="Table_20_Contents"><text:line-break/><text:line-break/>这个只是表象，最终该是谁的就是谁的，跑也跑不掉。谁受益，谁负责，这个原则永远不会变。</text:p>
            </table:table-cell>
            <table:covered-table-cell/>
            <table:covered-table-cell/>
          </table:table-row>
        </table:table>
        <text:p text:style-name="Text_20_body"><text:line-break/><text:line-break/>我 把这句话阐述一下。“谁受益，谁负责”是风险管理的一个基本原则。每个失败事项，在它没有失败之前都应该被视为一个风险项。如果这个风险项不具现，谁能从 中得到利益，谁就应该负责管理这个风险。如果多人受益，那么这些人都对此风险有责任，受益最大的一方责任最大。风险具现之后要追究责任，同样应该根据这条 原则。从管理层的角度，事前划分责权利时同样应该考虑这一原则。如果出于某些原因（例如客户专业技能有限，无法对技术风险负责）必须转嫁风险责任，那么相 应的利益分配也必须转移。 <text:line-break/><text:line-break/>一个貌似因此也很常见的严重错误是“谁受罚，谁负责”，即用行政手段强行要求一个人对失败/风险负责，否则 进行处罚。考虑这种方式的一个极端：总经理可以强行要求扫地的大妈负责管理一个项目的风险，但这位大妈无论如何努力也不可能负起这个责任。但项目真正失败 之后，大妈无非是失去一个清洁工的职位，而总经理就必须承担更多的利益损失，从这里就可以看出：他原本应该承担更多的责任。</text:p>
        <text:p text:style-name="P2">2005年08月12日, 星期五 12:06 (891459)</text:p>
      </text:section>
      <text:section text:style-name="Sect1" text:name="Section25">
        <text:h text:style-name="P1" text:outline-level="1" text:is-list-header="true"><text:bookmark text:name="main24"/>程序员的严谨</text:h>
        <text:p text:style-name="Text_20_body">庄表伟：<text:a xlink:type="simple" xlink:href="http://spaces.msn.com/members/zbw25/Blog/cns%211pA6-3FOo9yNp_4lmEHxdDqA%21390.entry?owner=1&amp;beid=cns%211pA6-3FOo9yNp_4lmEHxdDqA%21390&amp;f=255&amp;MSPPError=-2147215353">趟混水</text:a></text:p>
        <text:p text:style-name="P5">oohmail 的水平如何，说实话我到现在也没看透，说不定是顶尖高手，也可能是“九奔站长”一类的人物。但是在JavaEye吵架的过程中，他完全陷入到最最细枝末节 的，一个程序，编译出来是多少多少K的问题上了。从这一点我可以看出来，他太没有BBS攻防经验了。但是在JavaEye吵出这样的帖子来，不是 oohmail的耻辱，简直就是JavaEye的耻辱。</text:p>
        <text:p text:style-name="Text_20_body">老庄貌似很喜欢把他在<text:a xlink:type="simple" xlink:href="http://law-thinker.com/">法律思想网</text:a>一类地方的经验套用到<text:a xlink:type="simple" xlink:href="http://forum.javaeye.com/">JavaEye</text:a>来。但是别忘了，法律/哲学这一类的东西很难验证，而程序很容易验证。所以，如果要高来高走的讲思想，没问题，大家都高来高走，互相嘻哈一下了事。对待<text:a xlink:type="simple" xlink:href="http://forum.javaeye.com/viewtopic.php?t=130">老庄的DJ</text:a>，对待<text:a xlink:type="simple" xlink:href="http://www.bjug.org/go.php?http://www.bjug.org/party/2005.08.21/2005.08.21.Taking.Two.In.Tango.pdf">徐X的RDF</text:a>，大体上都是这样。但是，一旦你写出程序来，那就对不起，你的程序必须经得起实践检验，你所承诺的每个愿景必须有证据支持。否则……</text:p>
        <text:p text:style-name="Text_20_body">否 则怎么样呢？老庄对于科学哲学是很了解的。逻辑学有一个原理：只要允许任何一个矛盾命题存在，理论上你就可以推导出任何命题。这事情用白话来说就是：只要 认可一句谎言，你将无法拒绝任何谎言。所以，不要以为“细枝末节”就不打紧，这是一个真实与虚妄的分野。我随便举个例子：如果允许哪怕一个“细枝末节”的 不真实，难道费马大定理还轮得到怀尔斯来证明么？</text:p>
        <text:p text:style-name="Text_20_body">从老庄的字里行间来看，他也认可一个事实，即我的实验确实证伪了flowc的N个断言之中的至少一个。在我看来，如果能够允许哪怕一句已经被戳穿的谎言继续存在于一个理论体系中继续接受讨论和检验，那才真是JavaEye作为一个程序员社群的耻辱。</text:p>
        <text:p text:style-name="P2">2005年08月23日, 星期二 11:05 (934846)</text:p>
      </text:section>
      <text:section text:style-name="Sect1" text:name="Section26">
        <text:h text:style-name="P1" text:outline-level="1" text:is-list-header="true"><text:bookmark text:name="main25"/>吾生也有涯，而知也无涯</text:h>
        <text:p text:style-name="P2">Michael Chen：<text:a xlink:type="simple" xlink:href="http://michael.nona.name/archives/119">Don't Lose Your Passion</text:a><text:line-break/><text:line-break/><text:span text:style-name="T8">gigix在关于传媒的一次讨论中，非常鲜明的提出了：太阳底下没有新雪；用技术的传播换取reputation。现在的问题是：reputation有了，还剩谁在那里卖力的，没有任何目的的追求技术，传播技术呢？</text:span><text:line-break/><text:line-break/>我 想说，Michael你错了。我们“有了”什么？我们得到了什么？吾生也有涯，而知也无涯。如果得到这么一点点，就不再卖力，难道我们BJUGer都是井 底之蛙吗？我有个朋友兼职做猎头，她曾经告诉我，年薪10万以下的，根本就不入法眼；拿到20万以上，才算是进了一个门槛，上到一个新的平台。然后呢？然 后是更多的努力，更多的拼搏，更多的争取，更多的收获。我们这些人，连门在哪里都还没摸到，怎么有资格说“得到”呢？<text:line-break/><text:line-break/>到了<text:a xlink:type="simple" xlink:href="http://www.thoughtworks.com.cn/">新的公司</text:a>之后，我才明白：技术的追求和传播，我们做到的仅仅是最最初级的一点点，我的同事们比我强了何止一点半点。现在，我、<text:a xlink:type="simple" xlink:href="http://www.cnblogs.com/raimundo">Vincent</text:a>、<text:a xlink:type="simple" xlink:href="http://blog.nona.name/">Frank</text:a>、<text:a xlink:type="simple" xlink:href="http://taowen.viwow.net/">小陶</text:a>， 我们终于看到了那个门槛、那个更高的平台，我们在用自己最大的努力继续追求，这是BJUG目前稍显沉寂的原因之一。当然，另一个原因是，邮件列表、论坛、 内部讨论，这样的传播平台已经不足以承载更高层面的技术传播了。下面该怎么做，我正在学习、正在摸索。但可以肯定的是，我们从事的技术传播不仅不会停止， 反而会更加卖力；<text:a xlink:type="simple" xlink:href="http://www.bjug.org/">BJUG</text:a>不仅不会失去价值，反而会更加强大。<text:line-break/><text:line-break/>因为，有我们这些人在这里。我们不会失去激情，我们的激情才刚刚被点燃。</text:p>
        <text:p text:style-name="P2">2005年11月9日, 星期三 20:09 (1050912)</text:p>
      </text:section>
      <text:section text:style-name="Sect1" text:name="Section27">
        <text:h text:style-name="P1" text:outline-level="1" text:is-list-header="true"><text:bookmark text:name="main26"/>Always Nearly Done</text:h>
        <text:p text:style-name="P2">做了一个<text:a xlink:type="simple" xlink:href="http://desktop.google.com/zh/">GoogleDesktop</text:a>的 插件。礼拜六的晚上，加上礼拜天一天的时间。一个小时看文档（说实话没看懂），几个小时看sample，几个小时写代码加调试。真正“业务”的部分轻车熟 路，主要是在和API战。没有TDD的编程等于shit，如果还要继续弄这个玩意的话，第一件要务是把NUnit配起来??该死的Visual C# 2005。<text:line-break/><text:line-break/>然则就搁在那里了。API摸熟了以后，似乎失去了继续写下去的动力。要不是<text:a xlink:type="simple" xlink:href="http://www.dedream.com/">Windy姐姐</text:a>要求，似乎连找个host开源起来的动力都没有了。虽然插件还每天在用，却也懒得再去加个菜单。过几天还需要用到XSLT，过几天再说吧，貌似现在确实没有动力。<text:line-break/><text:line-break/>Andy今天说了一句：“It's always nearly done.”心里琢磨着：“可不是嘛。”??<text:a xlink:type="simple" xlink:href="http://blog.nona.name/">冰云</text:a>语录。</text:p>
        <text:p text:style-name="P2">2006年01月19日, 星期四 22:50 (1119727)</text:p>
      </text:section>
      <text:section text:style-name="Sect1" text:name="Section28">
        <text:h text:style-name="P1" text:outline-level="1" text:is-list-header="true"><text:bookmark text:name="main27"/>商业意识和自我意识</text:h>
        <text:p text:style-name="P2">闫辉正在写一本书，叫做《<text:a xlink:type="simple" xlink:href="http://blog.donews.com/yanhui/archive/2006/03/09/760873.aspx">程序员，建立你的商业意识</text:a>》??显然这不是一个好标题，譬如我现在经常会说“奶酪”或者“大象”，但这个标题要怎么简称呢？所以标题是一定还要改的了。<text:line-break/><text:line-break/>现在能看到的只有第一章。公正的说，我一直认为闫辉并不真正了解“真正的”程序员，但是这并不妨碍他了解中国的软件行业和大多数程序员，因为我同样认为“真正的”程序员并不是太多。譬如这段话：<text:line-break/><text:line-break/><text:span text:style-name="T8">很多程序员可能会说：我们不想创业，我们热爱技术，我们希望能够在在公司中一直埋头技术，钻研技术，所以我们不需要有商业意识。当然，可能大部分人不会说这句话，但他的内心也会存在这样的想法。</text:span>面对这样的观点，我只能说表示同情。因为在中国整个大环境下，能够给这些程序员提供如此的环境的地方不能说是蓬莱的海市蜃楼，也差不多是屈指可数了。<text:line-break/><text:line-break/>其 实在我看来，真正有“热爱技术”、“一直埋头技术”这种想法的程序员其实并不太多，可能说这个话的倒是会更多一些。而且，真正有这种兴趣与执著的程序员， 即便是在中国的环境底下，找到一个能够让自己安心于追求技术的环境，也不是什么困难的事。所谓勤能补拙，把别人打游戏喝咖啡的时间用来写程序，找个不错的 工作是容易的??这个道理每个人都知道，不过不是每个人都能做到，更多的人只是用“热爱技术”来掩饰一些什么罢了。<text:line-break/><text:line-break/>正因为如此，闫辉的这 本书显得愈发的有意义。子曰“吾日三省吾身”，我觉得这个自省不仅要问自己有没有对得起别人，也要问自己有没有对得起自己：我每天用8个小时（甚至更多） 在做的事情，到底是不是我喜欢做的。若是这样认真问问自己，也许很多程序员会发现自己其实根本不想、不愿、不喜欢成为一个程序员。这个时候，也许这本书能 帮你找到另一种可能性。<text:line-break/><text:line-break/>闫辉在这一章里犯的另一个错误是：<text:line-break/><text:line-break/><text:span text:style-name="T8">程序员缺乏商业意识表现为：</text:span><text:line-break/><text:span text:style-name="T8">*    拍脑袋就编程，做出决定</text:span><text:line-break/><text:span text:style-name="T8">*    对解决了一个技术难题而得意洋洋，最后发现用户对这个功能根本不关心</text:span><text:line-break/><text:span text:style-name="T8">*    不经过充足的测试便发布软件</text:span><text:line-break/><text:span text:style-name="T8">*    骂用户笨，讨厌软件出来之后用户的报怨，不喜欢与软件服务人员沟通</text:span><text:line-break/><text:line-break/>这 个（至少是第1、3、4条）不叫缺乏商业意识，而是缺乏职业素养。这也可以看出，虽然认识了这么久，但当我是一个程序员的时候，我和闫辉是互相缺乏了解 的。不过这也不妨碍我们是从前的好同事和现在的好朋友。每个人都该找到自己的位置，然后不同位置的两个人才能够互相欣赏。</text:p>
        <text:p text:style-name="P2">2006年03月9日, 星期四 21:28 (1147920)</text:p>
      </text:section>
      <text:section text:style-name="Sect1" text:name="Section29">
        <text:h text:style-name="P1" text:outline-level="1" text:is-list-header="true"><text:bookmark text:name="main28"/>一本正经地道听途说</text:h>
        <text:p text:style-name="P2">从<text:a xlink:type="simple" xlink:href="http://blog.csdn.net/zdg/archive/2006/07/10/900614.aspx">登高的网摘</text:a>看到这么一篇blog：<text:a xlink:type="simple" xlink:href="http://www.dbanotes.net/review/comfort_zone_and_dba.html">从选择 Java 框架谈谈技术人员的"舒适区"</text:a><text:line-break/><text:line-break/><text:span text:style-name="T8">众所周知, Hibernate 对 </text:span><text:span text:style-name="T9">DBA</text:span><text:span text:style-name="T8"> 来说如同噩梦, 非常的不友好, 所以 </text:span><text:span text:style-name="T9">DBA</text:span><text:span text:style-name="T8"> 极力推荐 iBatis . </text:span><text:span text:style-name="T9">DBA</text:span><text:span text:style-name="T8"> 看来, 在该应用场合下, 应用 </text:span><text:a xlink:type="simple" xlink:href="http://ibatis.apache.org/"><text:span text:style-name="T10">iBatis</text:span></text:a><text:span text:style-name="T8"> 更容易控制数据库的性能, 而程序员们也不用因为性能低下的 </text:span><text:span text:style-name="T9">SQL</text:span><text:span text:style-name="T8"> 而一遍遍返工修改程序.</text:span><text:line-break/><text:line-break/>我 就不知道这个“众所周知”的“众”到底是怎么一个“众”。反正我用了Hibernate和iBatis这么久，第一没听说过“Hibernate对DBA 来说如同噩梦”，第二没听说过“用iBatis更容易控制数据库的性能”。关键在于，我很清楚这类言论的由来：两个框架用得不深入，只按照缺省方式随便玩 玩，没有研究各种应用模式也没有想办法应对各种突发情况，就会有类似这样的感觉。而更有趣的是，这位blog主人的“DBA朋友”显然不是 Hibernate专家，这位blog主人本身貌似就更是连玩都没玩过。看起来，似乎是一个三重以上的道听途说。<text:line-break/><text:line-break/>联想起昨天看到的<text:a xlink:type="simple" xlink:href="http://blog.csdn.net/universee/archive/2006/07/08/893918.aspx">另一个道听途说</text:a>。昨天和同事说到，有些人的mindset大致是：只要结论正确，论据的由来是否合法并不要紧。可惜逻辑学原理说，一旦承认一处虚假，就可以推导出任何荒谬的结论。回到这篇blog，这位blog主人貌似一本正经地谈论<text:a xlink:type="simple" xlink:href="http://www.theserverside.com/news/thread.tss?thread_id=41158">Hibernate的官司</text:a>时，根据的又是不知道几重的道听途说。<text:line-break/><text:line-break/>子曰：道听途说，德之弃也。</text:p>
        <text:p text:style-name="P2">2006年07月11日, 星期二 09:20 (1204955)</text:p>
      </text:section>
      <text:section text:style-name="Sect1" text:name="Section30">
        <text:h text:style-name="P1" text:outline-level="1" text:is-list-header="true"><text:bookmark text:name="main29"/>用五年时间跨越鸿沟</text:h>
        <text:p text:style-name="Text_20_body">（本文发表于《程序员》2007年第2期，发表时有删节）</text:p>
        <text:h text:style-name="P6" text:outline-level="1" text:is-list-header="true">用五年时间跨越鸿沟</text:h>
        <text:h text:style-name="P7" text:outline-level="3" text:is-list-header="true">??“<text:span text:style-name="T11">大学未毕业程序员”的流水帐</text:span></text:h>
        <text:p text:style-name="P8">禅 宗说学佛有渐修顿悟之分。说到“跨越鸿沟”，总让人觉得像是习武之人一夜间打通任督二脉，霎时间神清气爽身轻如燕，原本百思不得其解的大难题突然就迎刃而 解。这般境界着实令人神往，可惜我从参加工作以来五年有余，回想起来竟然没有这么一个天人合一的顿悟时刻。遗憾之余，只能安慰自己说：这就是所谓“资质” 吧。没有当下开悟的聪颖天资，所以也难以体会跨越鸿沟的愉悦了。</text:p>
        <text:p text:style-name="P9"><text:span text:style-name="T12">不 过想想五年前的自己，却也不是全无变化</text:span><text:span text:style-name="T13">??</text:span><text:span text:style-name="T12">不管技术、写作还是待人接物，就连头顶冒出的几根白发，都见证着自己的成长。不过最大的变化还是在自己心里：当 年背着书包和无法完成的学业黯然离开校园的男孩，现在已经可以淡然地拿自己这段经历打趣了。能够坦然面对自己心中最不堪回首的往事，这也算是跨过一道鸿沟 了吧。</text:span></text:p>
        <text:p text:style-name="P10"><text:span text:style-name="T14">北京理工大学，我的母校，是一所有着严谨学风的高校。在受她严格的理工科基础训练而获益匪浅的同时，我终于也没能达到她期望的标准。</text:span><text:span text:style-name="T15">2001</text:span><text:span text:style-name="T14">年， 在学业还剩下一年尚未完成时，我不得不选择了离开母校</text:span><text:span text:style-name="T16">??</text:span><text:span text:style-name="T14">以一个失败者的身份。从那时候开始，我常常会做一个梦，梦见自己正在高三的教室里复习准备高考， 一边还鼓励自己说“这次终于有机会把大学读完了”。能够顺理成章地拿到本科文凭的大多数人，恐怕是体会不到这种怅然若失的缺憾感的。</text:span></text:p>
        <text:p text:style-name="P10"><text:span text:style-name="T14">如果说梦中的缺憾感只是令人心绪不宁的话，白天需要面对的就是更加现实的问题了：一个机械工程系的肄业生要如何找到一份工作来养活自己？虽然一直热衷于编程，在学校里也有些小小的实践经验，但我实在没有自信能靠这样的背景留在</text:span><text:span text:style-name="T15">IT</text:span><text:span text:style-name="T14">圈里。好在当时供职联想的孟岩热心相助、《程序员》杂志蒋涛总编不拘一格、再加上当时创刊刚一年的杂志正需要青壮劳力，我的提前退学反倒成了因祸得福，早早地就给自己找到了一份工作。</text:span></text:p>
        <text:p text:style-name="P10"><text:span text:style-name="T14">这“因祸得福”之说并不纯是发扬阿</text:span><text:span text:style-name="T15">Q</text:span><text:span text:style-name="T14">精 神：虽说薪水不高加班不少，但《程序员》杂志编辑部仍然是一个难得的优秀团队；更重要的是，在这里可以接触到前沿的技术和高端的视野，这对于正在渴求知识 的我来说无疑是天赐良机。而且做杂志编辑还能近水楼台先得月地接触到图书出版机构，我的《重构》、《最后期限》、《与熊共舞》等几本译作都是在这段时间里 完成的</text:span><text:span text:style-name="T16">??</text:span><text:span text:style-name="T14">对我而言，从事翻译工作最大的受益者还是我自己，因为翻译的过程让我真正将一本书读得通通透透。试想一下，这些书籍都是</text:span><text:span text:style-name="T15">Martin Fowler</text:span><text:span text:style-name="T14">、</text:span><text:span text:style-name="T15">Tom DeMarco</text:span><text:span text:style-name="T14">等前辈的心血凝粹，能将它们读懂又怎会不大有裨益？</text:span></text:p>
        <text:p text:style-name="P10"><text:span text:style-name="T14">但 作为杂志编辑的一个缺陷也逐渐显露出来：虽然能够看到到很多技术文章和案例分析，但毕竟没有机会亲手开发一个真正的软件。每天只是高谈阔论，毕竟站着说话 不腰疼，一来二去就成了个眼高手低的毛病。就算自己尝试写些程序，但一如温伯格所说，不从事专业的软件开发，就永远只是业余选手，对于“专业”的问题终归 想不明白。况且媒介传播</text:span><text:span text:style-name="T16">??</text:span><text:span text:style-name="T14">纵令是关于“软件开发”的媒介传播</text:span><text:span text:style-name="T16">??</text:span><text:span text:style-name="T14">与软件开发始终是两码事，所需的心理状态和技能是截然不同的。于是在</text:span><text:span text:style-name="T15">2003</text:span><text:span text:style-name="T14">年初非典肆虐的日子里，我那颗程序员的心又开始躁动起来。要去做一些真正的软件，我才会知道软件究竟应该怎么做，模模糊糊中这就是我对自己说的话。</text:span></text:p>
        <text:p text:style-name="P10"><text:span text:style-name="T14">想要去做真正的软件也不是那么容易的，我的学历问题仍然是求职路上的拦路虎</text:span><text:span text:style-name="T16">??</text:span><text:span text:style-name="T14">我甚至不知道该如何在简历里写自己的教育背景，只好含糊其词地写上“曾就读于北京理工大学机械工程学院”。这样一份简历铁定入不了</text:span><text:span text:style-name="T15">HR</text:span><text:span text:style-name="T14">主管们的法眼，我这样告诉自己，所以还得另辟蹊径。这时候一位老友，在</text:span><text:span text:style-name="T15">BBS</text:span><text:span text:style-name="T14">上认识的石一楹成了我的贵人：此人经验丰富，技术精湛，做着某公司的技术总监和好几家公司的顾问，而且正好还在我素来向往的人间天堂杭州。于是几番电话之后，我便定下了前往杭州的机票。</text:span></text:p>
        <text:p text:style-name="P10"><text:span text:style-name="T14">石一楹给我第二大的帮助</text:span><text:span text:style-name="T16">??</text:span><text:span text:style-name="T14">最大的帮助自然是帮我在杭州找到一份工作</text:span><text:span text:style-name="T16">??</text:span><text:span text:style-name="T14">是教给我敏捷开发的理念。尚在北京时，我曾经通过电话问他：需要准备哪些背景知识。他既没有叫我去学</text:span><text:span text:style-name="T15">J2EE</text:span><text:span text:style-name="T14">，也没有让我补习</text:span><text:span text:style-name="T15">SQL</text:span><text:span text:style-name="T14">，只是要我把《解析极限编程》再读一遍。（当然我是刻苦的好学生，我把整套</text:span><text:span text:style-name="T15">XP</text:span><text:span text:style-name="T14">丛 书都买来重读了一遍。）到了杭州以后，除了西湖的迷人风光之外，他的工作方式同样令我震惊：测试驱动、持续集成、故事卡、结对编程……这些似乎只有在书 里、在老外的办公室里才可能出现的东西，就这么活生生地出现在我眼前。这让我第一次产生了一种朦胧的感觉：我们也可以用正确的方式做优秀的软件。</text:span></text:p>
        <text:p text:style-name="P8">后 来由于种种原因，这些敏捷的因素在我们的项目中出现得越来越少。到最后，除了一套尽管谈不上完备、但至少还频繁执行的测试和时常进行的重构之外，我们的项 目已经基本回到大家更熟悉的、“普通”的工作方式了。这个现象引发了我的很多思考：为什么明明知道敏捷是更好的方式，我们却无法做到呢？说来有趣，最后解 开我这个疑惑的竟然是《坛经》中一段禅宗典故。</text:p>
        <text:p text:style-name="P11">五祖弘忍座下大弟子神秀偈云：</text:p>
        <text:p text:style-name="P11">身是菩提树</text:p>
        <text:p text:style-name="P11">心如明镜台</text:p>
        <text:p text:style-name="P11">时时勤拂拭</text:p>
        <text:p text:style-name="P11">勿使惹尘埃</text:p>
        <text:p text:style-name="P9"><text:span text:style-name="T12">更 多人记得的是六祖慧能与之针锋相对的那一偈。但很多人似乎忘记，以一目不识丁的</text:span><text:span text:style-name="T13">?</text:span><text:span text:style-name="T12">獠之身，能听人颂《金刚经》而有所悟，六祖的根性不是常人能比的。这世上 有圣人能凭过人灵性而顿悟成佛，但更多凡夫俗子做不到这一点。这根性愚钝的凡夫俗子，难道就不用修行、无须上进了么？别忘了，五祖读了神秀的偈，也说“</text:span><text:span text:style-name="T17">依此偈修，免堕恶道；依此偈修，有大利益</text:span><text:span text:style-name="T12">”呢。</text:span></text:p>
        <text:p text:style-name="P10"><text:span text:style-name="T14">于是我开始观察，观察身边的同事，也观察自己。我观察到一个有趣的现象：很多同行（也包括我自己）想要偷懒、想要逃避那些严格的纪律时常用两个借口。其一曰“但求顿悟”</text:span><text:span text:style-name="T16">??“</text:span><text:span text:style-name="T15">Stallman/Linus/Gates……</text:span><text:span text:style-name="T14">写</text:span><text:span text:style-name="T15">emacs/Linux/Basic……</text:span><text:span text:style-name="T14">的时候做单元测试了吗？”（</text:span><text:span text:style-name="T18">所以我也不用做单元测试。</text:span><text:span text:style-name="T14">）其二曰“不耐渐修”</text:span><text:span text:style-name="T16">??“</text:span><text:span text:style-name="T14">昨天就有一块代码没有单元测试了。”（</text:span><text:span text:style-name="T18">所以今天这块代码不写测试也不算太糟。</text:span><text:span text:style-name="T14">）亲爱的读者，不妨和我一道来摸着胸口拷问一下自己，这是不是我们常用的两套说词？</text:span></text:p>
        <text:p text:style-name="P10"><text:span text:style-name="T14">回答其实很简单：第一我们不是</text:span><text:span text:style-name="T15">Stallman/Linus/Gates</text:span><text:span text:style-name="T14">， 他们是天才而我们不是；第二我们的工作还得继续做下去，而且我们希望把它做得出色。熵增加是宇宙的定律，为了让我们的程序、我们的项目、我们的团队、我们 的工作环境有序而不混乱，我们就必须不断地向其中注入能量</text:span><text:span text:style-name="T16">??</text:span><text:span text:style-name="T14">既然还做不到“菩提本无树，明镜亦非台”，我们就必须“时时勤拂拭，勿使惹尘埃”。（两年 后，当我成为一名</text:span><text:span text:style-name="T19">Thought</text:span><text:span text:style-name="T15">Worker</text:span><text:span text:style-name="T14">之后，我才真正明白了这件事。这是后话，暂且按下不表。）</text:span></text:p>
        <text:p text:style-name="P10"><text:span text:style-name="T14">在杭州的日子里，除了与软件开发的技术和经验之外，我的另一大收获是开始信佛。照着佛经所说“</text:span><text:span text:style-name="T18">观身如身，观心如心</text:span><text:span text:style-name="T14">” 的修行方法，我学会了如何去观察</text:span><text:span text:style-name="T16">??</text:span><text:span text:style-name="T14">当然包括观察别人、观察外界，但更重要的是观察自己。观察自己的身体感受和心理活动，并时时调节身体与心理状态，使自 己身心平和安定。（除了别的好处之外，这种练习让我近两年很少生病，偶染小恙也心知肚明该如何调理痊愈，这算是信佛之后的一个意外收获。）就这样带着一些 经验、一些思索和一些收获，</text:span><text:span text:style-name="T15">2004</text:span><text:span text:style-name="T14">年，在离开学校正好三年的那一天，我再次拨通了蒋涛的电话。</text:span></text:p>
        <text:p text:style-name="P10"><text:span text:style-name="T14">这 次回到北京、回到传媒的原因有二。其一，我已经亲眼见到好的经验能够如何有效地帮助软件开发，我希望创造条件让更多好的经验被传递给更多的人；其二，除了 软件开发之外，我仍然对麦克卢汉的大众传播理论怀着一份向往</text:span><text:span text:style-name="T16">??</text:span><text:span text:style-name="T14">有些事，你知道自己不会一直去做，但如果没有过足瘾就会一直惦念。媒体工作于我，就是这样 的一件事。此时蒋涛的工作重心已经从《程序员》杂志转到了</text:span><text:span text:style-name="T15">CSDN</text:span><text:span text:style-name="T14">网站，我也就成了网站的技术主编</text:span><text:span text:style-name="T16">??</text:span><text:span text:style-name="T14">在</text:span><text:span text:style-name="T15">Web 2.0</text:span><text:span text:style-name="T14">热潮到来之时为一个拥有超过</text:span><text:span text:style-name="T15">100</text:span><text:span text:style-name="T14">万用户的网站工作，谁又能说这不是一种幸运呢？</text:span></text:p>
        <text:p text:style-name="P10"><text:span text:style-name="T14">在他的代表作《理解媒介》中，麦克卢汉提出了一个影响整个大众传播领域的理论：</text:span><text:span text:style-name="T18">媒介即是内容</text:span><text:span text:style-name="T14">。 从一个非常狭窄的意义上来说，这就意味着经营媒体的重点不是制造内容，而是打造一个传播平台，让内容的生产者与消费者在这个平台上互通有无、各取所需。在 根源上，这正是我重新回到传媒领域的原因：除了开发软件、享受编程的乐趣之外，我一直向往成为一名“技术传播者”</text:span><text:span text:style-name="T16">??</text:span><text:span text:style-name="T14">通过我的工作让更多人了解软件开发的 知识和最佳实践，用我的思想去帮助别人获得成功，这给我带来的满足感丝毫不亚于解决一个技术难题。但与此同时，我也越来越清楚自己的个性并不适于从事媒体 工作：对技术的热爱使我无法中立地对待各种不同观点，而“中立”却是媒体的一大要素；而且我喜欢解决具体问题胜于人际交往，这也决定了我无法成为一个优秀 的记者或主编。就在不断努力和认识自我的过程中，又是半年时间过去了。</text:span><text:span text:style-name="T15">Martin Fowler</text:span><text:span text:style-name="T14">来了。</text:span></text:p>
        <text:p text:style-name="P10"><text:span text:style-name="T14">直到现在，每当被问到“最尴尬的事”时，我总会讲这个故事。我们跟上海交大借了一间大教室，我们拉出了醒目的横幅和招贴，我们邀请了三百位客人和十多位知名专家，这全都是冲着</text:span><text:span text:style-name="T15">Martin</text:span><text:span text:style-name="T14">的面子。但就在讲座开始前</text:span><text:span text:style-name="T15">4</text:span><text:span text:style-name="T14">个小时，</text:span><text:span text:style-name="T15">Sidney Pinney</text:span><text:span text:style-name="T14">（时任</text:span><text:span text:style-name="T19">Thought</text:span><text:span text:style-name="T15">Works</text:span><text:span text:style-name="T14">中国公司总经理）在电话里告诉我：“</text:span><text:span text:style-name="T15">Martin</text:span><text:span text:style-name="T14">因病不能来现场，我很抱歉……”尽管事后有各种关于我当时如何镇定自若的传言，不过说实话，我脑子里冒出的第一个念头是“赶快刮台风全城戒严吧……”也许又是一次因祸得福，这桩倒霉事让我和</text:span><text:span text:style-name="T19">Thought</text:span><text:span text:style-name="T15">Works</text:span><text:span text:style-name="T14">一下子对彼此有了更多的认识。回到北京以后，郭晓（现任</text:span><text:span text:style-name="T19">Thought</text:span><text:span text:style-name="T15">Works</text:span><text:span text:style-name="T14">中国公司总经理）告诉我：也许我真正想做的是咨询。那么好吧，还能有比</text:span><text:span text:style-name="T19">Thought</text:span><text:span text:style-name="T15">Works</text:span><text:span text:style-name="T14">更让我心仪的咨询公司么？</text:span></text:p>
        <text:p text:style-name="P10"><text:span text:style-name="T14">但即便如此，当时的我其实也没想到，自己究竟会有多么心仪</text:span><text:span text:style-name="T19">Thought</text:span><text:span text:style-name="T15">Works</text:span><text:span text:style-name="T14">这家公司</text:span><text:span text:style-name="T16">??</text:span><text:span text:style-name="T14">也来不及想，唯一的想法就是“终于可以尽享编程的快乐了”。第一个项目对我来说熟稔多过生疏：卡片墙、大白板、圆桌和随意滑动的椅子、免费的可乐、两人一台电脑……正是我寤寐以求的工作环境啊。</text:span><text:span text:style-name="T15">2006</text:span><text:span text:style-name="T14">年春节刚过，公司又派我去印度参加了</text:span><text:span text:style-name="T19">Thought</text:span><text:span text:style-name="T15">Works University</text:span><text:span text:style-name="T14">的学习。拿到毕业证的那一刻，泪都几乎要下来</text:span><text:span text:style-name="T16">??</text:span><text:span text:style-name="T14">好歹是张文凭啊，哪怕并不是真正的大学呢。</text:span></text:p>
        <text:p text:style-name="P10"><text:span text:style-name="T14">在</text:span><text:span text:style-name="T19">Thought</text:span><text:span text:style-name="T15">Works</text:span><text:span text:style-name="T14">的时间稍长，特别是先后拜访了印度班加罗尔和澳大利亚墨尔本两处办公室之后，我渐渐明白了一件事：这世界上的天才比我们通常想象的要少得多，但凡人所能达到的成就却也比我们通常想象的要伟大得多。没错，我的意思就是：</text:span><text:span text:style-name="T19">Thought</text:span><text:span text:style-name="T15">Works</text:span><text:span text:style-name="T14">并不是“天才幼儿园”，这里的</text:span><text:span text:style-name="T15">800</text:span><text:span text:style-name="T14">多名员工都是有七情六欲、食人间烟火的凡人。这些凡人做出了令人刮目相看的事情、营造了令人向往的环境，仅仅是因为他们保持着自己向上的心。</text:span></text:p>
        <text:p text:style-name="P10"><text:span text:style-name="T14">拿</text:span><text:span text:style-name="T19">Thought</text:span><text:span text:style-name="T15">Workers</text:span><text:span text:style-name="T14">常 用的一个比喻，每个人都是一个热气球，在地心引力的作用下总想往下掉</text:span><text:span text:style-name="T16">??</text:span><text:span text:style-name="T14">累了，病了，心情不好了，打球受伤了……无数的理由让我们想躺在沙发上度过又一个 无所事事的安闲夜晚。要让气球越飞越高，唯一的办法就是不断地给它加火。个人是如此，项目的运转、企业的环境也莫不如此。良好的项目不会自然而然地永远良 好下去，它要靠每个人不断改进它的质量；振奋人心的工作环境不是从天而降的，它是靠每个人从一张贴纸、一个玩具开始积累出来的。有些热气球飞得那么高，也 许只是因为它们一直没有放弃向上飞。</text:span></text:p>
        <text:p text:style-name="P9"><text:span text:style-name="T12">于 是我真正释然了。五年的时间，我已经走到了这里。尽管自己还是那么微不足道</text:span><text:span text:style-name="T13">??</text:span><text:span text:style-name="T12">我学习新技术总是很笨，我到现在还不懂编译原理，我的英文口语结结巴巴…… 但我知道自己会一直向上飞。哪怕只有一点点进步，只要每天都比前一天更好一点点，我就不会再让自己失望。不过生活总是这么充满戏剧性：当我为自己的学历问 题担忧时，其实从来没有人因此歧视过我；而当我能够坦然地拿这个话题开玩笑时，却着实被歧视了一把</text:span><text:span text:style-name="T13">??</text:span><text:span text:style-name="T12">因为没有本科学历，美国大使馆根本不考虑给我发放工 作签证。在未来的若干年里，这也会是我的一个有趣谈资吧。</text:span></text:p>
        <text:p text:style-name="P8">回 想这五年来的经历，曾经有过好多次的因祸得福、好多次的贵人相助。我很愿意说这是因为自己命好，不过另一种解释也多少有些意思：每件事情的“意义”，其实 是我们在事后给它加上的；如果用平和的眼光看待已经发生的事实，用积极的态度迎接即将到来的明天，也许所有的塞翁失马都可以变成焉知非福。是的，这似乎与 因果律不符，但宗教信仰原本就不同于因果律。我信所有的事情都是神祗的安排，所以我欣然接受。</text:p>
        <text:p text:style-name="P10"><text:span text:style-name="T14">但 听天命并非无须尽人力。神会给你祈求的一切，前提是你知道自己想要什么。关于“发现自己的兴趣和特长”，已经有无数人讲过无数次，实在不必再作强调。我想 说的是，仅仅知道“了解自己”的重要性还是远远不够的，我们需要做更细致的工作来真正了解自己。借助一些专业而全面的心理、性格测试，你可以找到自己的性 格特质和缺陷；然后你可以制订出具有可操作性的计划，充分发挥自己的长处，同时避免性格缺陷造成严重损失</text:span><text:span text:style-name="T16">??</text:span><text:span text:style-name="T14">举例来说，假如你害怕演讲，你不必费心（也不 太可能）把自己培养成口若悬河的天才演说家，但可以（并且应该）想办法避免因为紧张而忘词；而且你还可以发挥自己善于收集资料的特长来帮别人准备讲稿，让 别人替你去演讲。当然，最重要的还是自己的感受：花一点时间让自己静下来，然后问自己到底喜欢什么、想要什么。做自己喜欢的事情更容易做出成绩；而每天浪 费</text:span><text:span text:style-name="T15">8</text:span><text:span text:style-name="T14">小时来做自己深恶痛绝的工作，不啻是在慢性自杀。</text:span></text:p>
        <text:p text:style-name="P9"><text:span text:style-name="T12">尽 管辍学这件事困扰了我数年，但我并不因此而愤恨</text:span><text:span text:style-name="T13">??</text:span><text:span text:style-name="T12">甚至有些感激。因为没有文凭，让我比别人少了一道可以依靠的墙，因此也逼迫着我不断努力前进，不敢须臾 懈怠。虽说自认为已经跨过了这条鸿沟，但我并不想忘记那种害怕一觉醒来一无所有的危机感。就让那个怅然若失的梦一直伴随着我吧，做一个“大学未毕业程序 员”，我已经习惯了这种状态，感觉还真不错。</text:span></text:p>
        <text:p text:style-name="P2"/>
        <text:p text:style-name="P2">2007年02月6日, 星期二 19:18 (126154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 PL ShanHeiSun Uni" svg:font-family="'AR PL ShanHeiSun Uni'"/>
    <style:font-face style:name="AR PL ZenKai Uni" svg:font-family="'AR PL ZenKai Uni'"/>
    <style:font-face style:name="Bitstream Vera Sans1" svg:font-family="'Bitstream Vera Sans'"/>
    <style:font-face style:name="Courier New" svg:font-family="'Courier New', Courier, Monospace"/>
    <style:font-face style:name="DejaVu Sans" svg:font-family="'DejaVu 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1"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1"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1" style:font-size-asian="14pt" style:font-weight-asian="bold" style:font-name-complex="Bitstream Vera Sans" style:font-size-complex="14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CRONYM"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0:00</meta:creation-date>
    <dc:creator>Jeff Xiong</dc:creator>
    <dc:date>2007-02-23T13:31:22</dc:date>
    <dc:language>en-US</dc:language>
    <meta:editing-cycles>2</meta:editing-cycles>
    <meta:editing-duration>PT1M23S</meta:editing-duration>
    <meta:user-defined meta:name="Info 1"/>
    <meta:user-defined meta:name="Info 2"/>
    <meta:user-defined meta:name="Info 3"/>
    <meta:user-defined meta:name="Info 4"/>
    <meta:document-statistic meta:table-count="1" meta:image-count="0" meta:object-count="0" meta:page-count="33" meta:paragraph-count="237" meta:word-count="4888" meta:character-count="21222"/>
  </office:meta>
</office:document-meta>
</file>